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officeooo:rsid="25f713e6" officeooo:paragraph-rsid="266f4b90"/>
    </style:style>
    <style:style style:name="P5" style:family="paragraph" style:parent-style-name="Text_20_body">
      <style:text-properties officeooo:rsid="263f6e6e" officeooo:paragraph-rsid="266e7c45"/>
    </style:style>
    <style:style style:name="P6" style:family="paragraph" style:parent-style-name="Text_20_body">
      <style:text-properties officeooo:rsid="264f8ec3" officeooo:paragraph-rsid="266e7c45"/>
    </style:style>
    <style:style style:name="P7" style:family="paragraph" style:parent-style-name="Text_20_body" style:master-page-name="First_20_Page">
      <style:paragraph-properties style:page-number="auto"/>
      <style:text-properties officeooo:rsid="263f6e6e" officeooo:paragraph-rsid="266e7c45"/>
    </style:style>
    <style:style style:name="P8" style:family="paragraph" style:parent-style-name="Text_20_body">
      <style:text-properties officeooo:rsid="26778fa5" officeooo:paragraph-rsid="26708981"/>
    </style:style>
    <style:style style:name="P9" style:family="paragraph" style:parent-style-name="Text_20_body">
      <style:text-properties officeooo:rsid="26469910" officeooo:paragraph-rsid="26708981"/>
    </style:style>
    <style:style style:name="P10" style:family="paragraph" style:parent-style-name="Text_20_body">
      <style:text-properties officeooo:rsid="2652a28a" officeooo:paragraph-rsid="26708981"/>
    </style:style>
    <style:style style:name="T1" style:family="text">
      <style:text-properties officeooo:rsid="2647b3c2"/>
    </style:style>
    <style:style style:name="T2" style:family="text">
      <style:text-properties officeooo:rsid="26538ce7"/>
    </style:style>
    <style:style style:name="T3" style:family="text">
      <style:text-properties officeooo:rsid="26788f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http://www.podzemi.eu/fotografie/VO/mapalob.htm" text:style-name="Internet_20_link" text:visited-style-name="Visited_20_Internet_20_Link">http://www.podzemi.eu/fotografie/VO/mapalob.htm</text:a></text:p>
      <text:p text:style-name="P6">++</text:p>
      <text:p text:style-name="P5"><text:a xlink:type="simple" xlink:href="http://muzeum.rudolfov.cz/wp-content/uploads/2014/10/web_06_statni_dolovani.pdf" text:style-name="Internet_20_link" text:visited-style-name="Visited_20_Internet_20_Link">http://muzeum.rudolfov.cz/wp-content/uploads/2014/10/web_06_statni_dolovani.pdf</text:a></text:p>
      <text:p text:style-name="P5"/>
      <text:p text:style-name="P4">Klasickej problém s jazykama. Texty v podzemí budou nejspíš ve staré trpasličtině, možná ve skřetině.</text:p>
      <text:p text:style-name="P4">- buď můžu využít toho, že budou předpřipravený postavy a prostě jim ty starý jazyky dát.</text:p>
      <text:p text:style-name="P4">- nebo prostě do popisu dungeonu dát, že postavy o něm našly zmínku v nějaké knihovně a věděly tudíž, že potřebují někoho se starotrpasličtinou (nebo možná tu výpravu dal přímo dohromady ten, kdo vyčetl lokaci dungeonu z knih, a tudíž starotrpasličtinu zná).</text:p>
      <text:p text:style-name="P4">(Čili natvrdo tam dát jednu postavu předskriptovanou s tím, že si ji někdo z hráčů musí vzít a to pak bude vůdce družiny).</text:p>
      <text:p text:style-name="P4"/>
      <text:p text:style-name="P9">Trpaslík šplhal šachtou – určitě nahoru, dolů by se mohl prostě spustit na laně. To znamená, že někde v dole musí být šachta nahoru, musí nad ní být něco zajímavého a musí tam být nějaké nebezpečí, které trpaslíka zabilo.<text:line-break/>- <text:span text:style-name="T1">mrtvola zůstala viset nahoře, na cepínu zaseknutém do skály. Druhý cepín spadnul dolů a rozbil se (spíš ho tam pak sežral rzivej netvor, magickej předmět se asi pádem nerozbije). Hmm, to ale znamená, že mačky by taky měly zůstat na mrtvole – leda by časem odpadly z bot a spadly taky (což možná vysvětluje, proč je rzivej netvor nesežral? Na druhou stranu když se tam dostal jednou, tak proč ne podruhé – protože se pak důl zatopil?).<text:line-break/><text:tab/>Každopádně tohle je důvod, proč tam zůstal – neměli jak ho sundat.<text:line-break/></text:span><text:soft-page-break/><text:span text:style-name="T1">Q: Je cepín dostatečnej reward za šplhání a boj s tím, co tam sežralo trpaslíka?<text:line-break/>- asi ne, mělo by tam bejt ještě něco (pokud to bude cesta do finální jeskyně, tak je po problému).</text:span></text:p>
      <text:p text:style-name="P10">IDEA: Udělat to obráceně: Trpaslík nešel něco prozkoumat, ale utíkal před rzivým netvorem.<text:line-break/>- šachtou se tedy trpaslíci dostali do jeskyně (mohla to bejt původně věž, nebo tak něco). <text:span text:style-name="T2">Nebo ji možná sami prokopali? (Do svatyně starobylé rasy se museli nějak prokopat, že...)</text:span></text:p>
      <text:p text:style-name="P8">Ještě je otázka, jestli tam nedat spíš 2 cepíny bez maček.<text:line-break/>- <text:span text:style-name="T3">mačky jsou takový divný a není moc jasný, jestli to má bejt jeden předmět nebo dva. Se dvěma cepínama se navíc dá šplhat i bez maček, jeden cepín je naprd.<text:line-break/>- 2 cepíny taky půjdou použít jako dualwiel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  <style:header-left>
        <text:p text:style-name="MP2"><text:page-number text:select-page="current">2</text:page-number></text:p>
      </style:header-left>
      <style:footer>
        <text:p text:style-name="MP3"><text:chapter text:display="name" text:outline-level="3"/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3-31T19:02:49.190000000</dc:date>
    <meta:editing-cycles>14542</meta:editing-cycles>
    <meta:editing-duration>P41DT2H19M11S</meta:editing-duration>
    <meta:generator>LibreOffice/6.0.5.2$Windows_X86_64 LibreOffice_project/54c8cbb85f300ac59db32fe8a675ff7683cd5a16</meta:generator>
    <meta:print-date>2018-07-15T16:02:19.878000000</meta:print-date>
    <meta:document-statistic meta:table-count="0" meta:image-count="0" meta:object-count="0" meta:page-count="2" meta:paragraph-count="15" meta:word-count="355" meta:character-count="2141" meta:non-whitespace-character-count="1794"/>
  </office:meta>
</office:document-meta>
</file>